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050000000138B29FA6D9DF182CA.gif" manifest:media-type="image/gif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d4b49" officeooo:paragraph-rsid="000d4b49"/>
    </style:style>
    <style:style style:name="P2" style:family="paragraph" style:parent-style-name="Footer">
      <style:text-properties officeooo:rsid="000d4b49" officeooo:paragraph-rsid="000d4b49"/>
    </style:style>
    <style:style style:name="P3" style:family="paragraph" style:parent-style-name="Footer">
      <style:paragraph-properties fo:text-align="end" style:justify-single-word="false"/>
      <style:text-properties officeooo:rsid="000d4b49" officeooo:paragraph-rsid="000d4b49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Text_20_body">
      <style:paragraph-properties fo:margin-top="0cm" fo:margin-bottom="0.101cm" style:contextual-spacing="false"/>
    </style:style>
    <style:style style:name="P8" style:family="paragraph" style:parent-style-name="Text_20_body">
      <style:paragraph-properties fo:margin-top="0cm" fo:margin-bottom="0.101cm" style:contextual-spacing="false"/>
      <style:text-properties officeooo:rsid="0017ff27" officeooo:paragraph-rsid="0017ff27"/>
    </style:style>
    <style:style style:name="P9" style:family="paragraph" style:parent-style-name="Text_20_body">
      <style:paragraph-properties fo:margin-top="0cm" fo:margin-bottom="0.101cm" style:contextual-spacing="false"/>
      <style:text-properties officeooo:rsid="001908b3" officeooo:paragraph-rsid="001908b3"/>
    </style:style>
    <style:style style:name="P10" style:family="paragraph" style:parent-style-name="Text_20_body">
      <style:paragraph-properties fo:margin-top="0cm" fo:margin-bottom="0.101cm" style:contextual-spacing="false"/>
      <style:text-properties officeooo:rsid="00197268" officeooo:paragraph-rsid="00197268"/>
    </style:style>
    <style:style style:name="P11" style:family="paragraph" style:parent-style-name="Text_20_body">
      <style:paragraph-properties fo:margin-top="0cm" fo:margin-bottom="0.101cm" style:contextual-spacing="false"/>
      <style:text-properties officeooo:rsid="001a567d" officeooo:paragraph-rsid="001a567d"/>
    </style:style>
    <style:style style:name="P12" style:family="paragraph" style:parent-style-name="Text_20_body">
      <style:paragraph-properties fo:margin-top="0cm" fo:margin-bottom="0.101cm" style:contextual-spacing="false"/>
      <style:text-properties officeooo:rsid="001a567d" officeooo:paragraph-rsid="00213fb8"/>
    </style:style>
    <style:style style:name="P13" style:family="paragraph" style:parent-style-name="Standard">
      <style:text-properties officeooo:rsid="000d4b49" officeooo:paragraph-rsid="000d4b49"/>
    </style:style>
    <style:style style:name="P14" style:family="paragraph" style:parent-style-name="Standard">
      <style:paragraph-properties fo:text-align="center" style:justify-single-word="false"/>
      <style:text-properties officeooo:rsid="000e2464" officeooo:paragraph-rsid="000e2464"/>
    </style:style>
    <style:style style:name="P15" style:family="paragraph" style:parent-style-name="Standard">
      <style:text-properties officeooo:rsid="000e2464" officeooo:paragraph-rsid="000e2464"/>
    </style:style>
    <style:style style:name="P16" style:family="paragraph" style:parent-style-name="Table_20_Contents">
      <style:text-properties officeooo:rsid="00116c65" officeooo:paragraph-rsid="00116c65"/>
    </style:style>
    <style:style style:name="P17" style:family="paragraph" style:parent-style-name="Table_20_Contents">
      <style:text-properties officeooo:rsid="0013a515" officeooo:paragraph-rsid="0013a515"/>
    </style:style>
    <style:style style:name="P18" style:family="paragraph" style:parent-style-name="Text_20_body">
      <style:text-properties officeooo:rsid="001279ba" officeooo:paragraph-rsid="001279ba"/>
    </style:style>
    <style:style style:name="P19" style:family="paragraph" style:parent-style-name="Text_20_body">
      <style:text-properties officeooo:rsid="0013a515" officeooo:paragraph-rsid="0013a515"/>
    </style:style>
    <style:style style:name="P20" style:family="paragraph" style:parent-style-name="Text_20_body">
      <style:text-properties officeooo:rsid="0013a515" officeooo:paragraph-rsid="00164b8d"/>
    </style:style>
    <style:style style:name="P21" style:family="paragraph" style:parent-style-name="Text_20_body">
      <style:text-properties officeooo:rsid="00164b8d" officeooo:paragraph-rsid="00164b8d"/>
    </style:style>
    <style:style style:name="P22" style:family="paragraph" style:parent-style-name="Text_20_body">
      <style:text-properties officeooo:rsid="0017ff27" officeooo:paragraph-rsid="0017ff27"/>
    </style:style>
    <style:style style:name="P23" style:family="paragraph" style:parent-style-name="Text_20_body">
      <style:text-properties officeooo:rsid="00197268" officeooo:paragraph-rsid="00197268"/>
    </style:style>
    <style:style style:name="P24" style:family="paragraph" style:parent-style-name="Text_20_body">
      <style:text-properties officeooo:rsid="001a567d" officeooo:paragraph-rsid="001a567d"/>
    </style:style>
    <style:style style:name="P25" style:family="paragraph" style:parent-style-name="Text_20_body">
      <style:text-properties officeooo:rsid="001a567d" officeooo:paragraph-rsid="00213fb8"/>
    </style:style>
    <style:style style:name="P26" style:family="paragraph" style:parent-style-name="Text_20_body">
      <style:text-properties officeooo:rsid="001cadd3" officeooo:paragraph-rsid="001cadd3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fo:background-color="transparent"/>
      <style:text-properties officeooo:rsid="0013a515" officeooo:paragraph-rsid="0013a515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fo:background-color="transparent"/>
      <style:text-properties officeooo:rsid="0013a515" officeooo:paragraph-rsid="0017ff27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fo:background-color="transparent"/>
      <style:text-properties officeooo:rsid="0013a515" officeooo:paragraph-rsid="001908b3"/>
    </style:style>
    <style:style style:name="P3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13a515"/>
    </style:style>
    <style:style style:name="P3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17ff27"/>
    </style:style>
    <style:style style:name="P3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1908b3"/>
    </style:style>
    <style:style style:name="P3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197268"/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213fb8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13a515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17ff27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1908b3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197268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213fb8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17ff27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197268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e64fa" officeooo:paragraph-rsid="001e64fa"/>
    </style:style>
    <style:style style:name="P4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f5a7e" officeooo:paragraph-rsid="001f5a7e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ffb51" officeooo:paragraph-rsid="001ffb51"/>
    </style:style>
    <style:style style:name="P4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7ff27"/>
    </style:style>
    <style:style style:name="P4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08b3"/>
    </style:style>
    <style:style style:name="P4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7268"/>
    </style:style>
    <style:style style:name="P4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c522f"/>
    </style:style>
    <style:style style:name="P4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13fb8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1f5a7e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197268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13fb8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f5a7e" officeooo:paragraph-rsid="001f5a7e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e64fa" officeooo:paragraph-rsid="001e64fa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a567d" officeooo:paragraph-rsid="001a567d"/>
    </style:style>
    <style:style style:name="P5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08b3"/>
    </style:style>
    <style:style style:name="P5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e64fa"/>
    </style:style>
    <style:style style:name="P58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7268"/>
    </style:style>
    <style:style style:name="P59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3a515"/>
    </style:style>
    <style:style style:name="P60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08b3"/>
    </style:style>
    <style:style style:name="P61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e64fa"/>
    </style:style>
    <style:style style:name="P62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f5a7e"/>
    </style:style>
    <style:style style:name="P63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7ff27"/>
    </style:style>
    <style:style style:name="P64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ffb51"/>
    </style:style>
    <style:style style:name="P65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03b02"/>
    </style:style>
    <style:style style:name="P66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13a515" officeooo:paragraph-rsid="001908b3"/>
    </style:style>
    <style:style style:name="P67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style:text-underline-style="solid" style:text-underline-width="auto" style:text-underline-color="font-color" officeooo:rsid="0013a515" officeooo:paragraph-rsid="0013a515"/>
    </style:style>
    <style:style style:name="P68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style:text-underline-style="solid" style:text-underline-width="auto" style:text-underline-color="font-color" officeooo:rsid="0013a515" officeooo:paragraph-rsid="0013a515"/>
    </style:style>
    <style:style style:name="P69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13a515"/>
    </style:style>
    <style:style style:name="P70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ffb51" officeooo:paragraph-rsid="001ffb51"/>
    </style:style>
    <style:style style:name="P71" style:family="paragraph" style:parent-style-name="Standard" style:master-page-name="First_20_Page">
      <style:paragraph-properties fo:text-align="center" style:justify-single-word="false" style:page-number="auto"/>
      <style:text-properties officeooo:rsid="000e2464" officeooo:paragraph-rsid="000e2464"/>
    </style:style>
    <style:style style:name="P72" style:family="paragraph" style:parent-style-name="Standard" style:master-page-name="Standard">
      <style:paragraph-properties fo:text-align="center" style:justify-single-word="false" style:page-number="1" fo:break-before="page"/>
      <style:text-properties officeooo:rsid="000e2464" officeooo:paragraph-rsid="000d4b49"/>
    </style:style>
    <style:style style:name="P7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Heading_20_1">
      <style:paragraph-properties fo:break-before="page"/>
      <style:text-properties style:font-name="Liberation Sans" fo:font-size="18.2000007629395pt" fo:font-weight="bold" officeooo:rsid="0011c871" officeooo:paragraph-rsid="0011c87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78" style:family="paragraph" style:parent-style-name="Heading_20_2">
      <style:paragraph-properties fo:margin-top="0.199cm" fo:margin-bottom="0.101cm" style:contextual-spacing="false"/>
    </style:style>
    <style:style style:name="P79" style:family="paragraph" style:parent-style-name="Heading_20_2">
      <style:paragraph-properties fo:margin-top="0.199cm" fo:margin-bottom="0.101cm" style:contextual-spacing="false"/>
      <style:text-properties style:font-name="Liberation Sans" fo:font-size="16.1000003814697pt" fo:font-weight="bold" officeooo:rsid="0017ff27" officeooo:paragraph-rsid="0017ff27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0" style:family="paragraph" style:parent-style-name="Heading_20_2">
      <style:paragraph-properties fo:margin-top="0.199cm" fo:margin-bottom="0.101cm" style:contextual-spacing="false"/>
      <style:text-properties style:font-name="Liberation Sans" fo:font-size="16.1000003814697pt" fo:font-weight="bold" officeooo:rsid="001a567d" officeooo:paragraph-rsid="001a567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1" style:family="paragraph" style:parent-style-name="Heading_20_2">
      <style:paragraph-properties fo:margin-top="0.199cm" fo:margin-bottom="0.101cm" style:contextual-spacing="false" fo:break-before="page"/>
      <style:text-properties style:font-name="Liberation Sans" fo:font-size="16.1000003814697pt" fo:font-weight="bold" officeooo:rsid="001908b3" officeooo:paragraph-rsid="001908b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2" style:family="paragraph" style:parent-style-name="Heading_20_2">
      <style:paragraph-properties fo:margin-top="0.199cm" fo:margin-bottom="0.101cm" style:contextual-spacing="false" fo:break-before="page"/>
      <style:text-properties style:font-name="Liberation Sans" fo:font-size="16.1000003814697pt" fo:font-weight="bold" officeooo:rsid="00197268" officeooo:paragraph-rsid="0019726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3" style:family="paragraph" style:parent-style-name="Heading_20_2">
      <style:paragraph-properties fo:margin-top="0.199cm" fo:margin-bottom="0.101cm" style:contextual-spacing="false" fo:break-before="page"/>
      <style:text-properties style:font-name="Liberation Sans" fo:font-size="16.1000003814697pt" fo:font-weight="bold" officeooo:rsid="00213fb8" officeooo:paragraph-rsid="00213fb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4" style:family="paragraph" style:parent-style-name="Heading_20_2" style:master-page-name="">
      <style:paragraph-properties fo:margin-top="0.199cm" fo:margin-bottom="0.101cm" style:contextual-spacing="false" style:page-number="auto" fo:break-before="page"/>
      <style:text-properties style:font-name="Liberation Sans" fo:font-size="16.1000003814697pt" fo:font-weight="bold" officeooo:rsid="00227e21" officeooo:paragraph-rsid="00227e2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5" style:family="paragraph" style:parent-style-name="Heading_20_2" style:master-page-name="">
      <style:paragraph-properties fo:margin-top="0.199cm" fo:margin-bottom="0.101cm" style:contextual-spacing="false" style:page-number="auto" fo:break-before="page"/>
      <style:text-properties style:font-name="Liberation Sans" fo:font-size="16.1000003814697pt" fo:font-weight="bold" officeooo:rsid="00227e21" officeooo:paragraph-rsid="00227e2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6" style:family="paragraph" style:parent-style-name="Heading_20_3">
      <style:paragraph-properties fo:margin-top="0cm" fo:margin-bottom="0.101cm" style:contextual-spacing="false"/>
    </style:style>
    <style:style style:name="P87" style:family="paragraph" style:parent-style-name="Heading_20_3">
      <style:paragraph-properties fo:margin-top="0cm" fo:margin-bottom="0.101cm" style:contextual-spacing="false"/>
      <style:text-properties officeooo:paragraph-rsid="0017ff27"/>
    </style:style>
    <style:style style:name="P88" style:family="paragraph" style:parent-style-name="Heading_20_3">
      <style:paragraph-properties fo:margin-top="0cm" fo:margin-bottom="0.101cm" style:contextual-spacing="false"/>
      <style:text-properties officeooo:paragraph-rsid="001908b3"/>
    </style:style>
    <style:style style:name="P89" style:family="paragraph" style:parent-style-name="Heading_20_3">
      <style:paragraph-properties fo:margin-top="0cm" fo:margin-bottom="0.101cm" style:contextual-spacing="false"/>
      <style:text-properties officeooo:paragraph-rsid="00197268"/>
    </style:style>
    <style:style style:name="P90" style:family="paragraph" style:parent-style-name="Heading_20_3">
      <style:paragraph-properties fo:margin-top="0cm" fo:margin-bottom="0.101cm" style:contextual-spacing="false"/>
      <style:text-properties officeooo:paragraph-rsid="00213fb8"/>
    </style:style>
    <style:style style:name="P91" style:family="paragraph" style:parent-style-name="Heading_20_3">
      <style:paragraph-properties fo:margin-top="0cm" fo:margin-bottom="0.101cm" style:contextual-spacing="false"/>
      <style:text-properties officeooo:paragraph-rsid="00227e21"/>
    </style:style>
    <style:style style:name="P9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f5a7e" officeooo:paragraph-rsid="001f5a7e"/>
    </style:style>
    <style:style style:name="P9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a567d" officeooo:paragraph-rsid="00213fb8"/>
    </style:style>
    <style:style style:name="P9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27e21"/>
    </style:style>
    <style:style style:name="P9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27e21"/>
    </style:style>
    <style:style style:name="P9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ffb51" officeooo:paragraph-rsid="00227e21"/>
    </style:style>
    <style:style style:name="P9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27e21"/>
    </style:style>
    <style:style style:name="P9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27e21"/>
    </style:style>
    <style:style style:name="P9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27e21"/>
    </style:style>
    <style:style style:name="P10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45f41"/>
    </style:style>
    <style:style style:name="P10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45f41"/>
    </style:style>
    <style:style style:name="P102" style:family="paragraph" style:parent-style-name="Text_20_body">
      <style:text-properties officeooo:rsid="0017ff27" officeooo:paragraph-rsid="00227e21"/>
    </style:style>
    <style:style style:name="P103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27e21"/>
    </style:style>
    <style:style style:name="P104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27e21"/>
    </style:style>
    <style:style style:name="P105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ffb51" officeooo:paragraph-rsid="00227e21"/>
    </style:style>
    <style:style style:name="P106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27e21"/>
    </style:style>
    <style:style style:name="P107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27e21"/>
    </style:style>
    <style:style style:name="P108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27e21"/>
    </style:style>
    <style:style style:name="P109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27e21"/>
    </style:style>
    <style:style style:name="P110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45f41"/>
    </style:style>
    <style:style style:name="P111" style:family="paragraph" style:parent-style-name="Text_20_body">
      <style:paragraph-properties fo:margin-top="0cm" fo:margin-bottom="0.101cm" style:contextual-spacing="false"/>
      <style:text-properties officeooo:rsid="0017ff27" officeooo:paragraph-rsid="00227e21"/>
    </style:style>
    <style:style style:name="P11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227e21"/>
    </style:style>
    <style:style style:name="P11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227e21"/>
    </style:style>
    <style:style style:name="P11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227e21"/>
    </style:style>
    <style:style style:name="P115" style:family="paragraph" style:parent-style-name="Text_20_body">
      <style:paragraph-properties fo:break-before="page"/>
      <style:text-properties officeooo:rsid="0013a515" officeooo:paragraph-rsid="0013a5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7268" style:font-weight-asian="bold" style:font-weight-complex="bold"/>
    </style:style>
    <style:style style:name="T3" style:family="text">
      <style:text-properties fo:font-weight="bold" officeooo:rsid="001a567d" style:font-weight-asian="bold" style:font-weight-complex="bold"/>
    </style:style>
    <style:style style:name="T4" style:family="text">
      <style:text-properties officeooo:rsid="00197268"/>
    </style:style>
    <style:style style:name="T5" style:family="text">
      <style:text-properties officeooo:rsid="001a567d"/>
    </style:style>
    <style:style style:name="T6" style:family="text">
      <style:text-properties officeooo:rsid="001c522f"/>
    </style:style>
    <style:style style:name="T7" style:family="text">
      <style:text-properties officeooo:rsid="001ced45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officeooo:rsid="001e64fa"/>
    </style:style>
    <style:style style:name="T11" style:family="text">
      <style:text-properties officeooo:rsid="001f5a7e"/>
    </style:style>
    <style:style style:name="T12" style:family="text">
      <style:text-properties officeooo:rsid="001ffb51"/>
    </style:style>
    <style:style style:name="T13" style:family="text">
      <style:text-properties officeooo:rsid="00203b02"/>
    </style:style>
    <style:style style:name="T14" style:family="text">
      <style:text-properties officeooo:rsid="00213fb8"/>
    </style:style>
    <style:style style:name="T15" style:family="text">
      <style:text-properties officeooo:rsid="00227e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Documentation API Models Kit Database</text:p>
      <text:p text:style-name="P14"/>
      <text:p text:style-name="P72"/>
      <text:table-of-content text:style-name="Sect2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4"><text:a xlink:type="simple" xlink:href="#__RefHeading___Toc250_4067557380" text:style-name="Index_20_Link" text:visited-style-name="Index_20_Link">Révisions<text:tab/>2</text:a></text:p>
          <text:p text:style-name="P4"><text:a xlink:type="simple" xlink:href="#__RefHeading___Toc284_4067557380" text:style-name="Index_20_Link" text:visited-style-name="Index_20_Link">Description et fonctionnement<text:tab/>3</text:a></text:p>
          <text:p text:style-name="P4"><text:a xlink:type="simple" xlink:href="#__RefHeading___Toc357_4067557380" text:style-name="Index_20_Link" text:visited-style-name="Index_20_Link">Définitions<text:tab/>3</text:a></text:p>
          <text:p text:style-name="P4"><text:a xlink:type="simple" xlink:href="#__RefHeading___Toc286_4067557380" text:style-name="Index_20_Link" text:visited-style-name="Index_20_Link">Définitions des routes<text:tab/>4</text:a></text:p>
          <text:p text:style-name="P5"><text:a xlink:type="simple" xlink:href="#__RefHeading___Toc376_4067557380" text:style-name="Index_20_Link" text:visited-style-name="Index_20_Link">Country<text:tab/>4</text:a></text:p>
          <text:p text:style-name="P6"><text:a xlink:type="simple" xlink:href="#__RefHeading___Toc290_40675573801" text:style-name="Index_20_Link" text:visited-style-name="Index_20_Link">chemin de base :<text:tab/>4</text:a></text:p>
          <text:p text:style-name="P6"><text:a xlink:type="simple" xlink:href="#__RefHeading___Toc292_40675573802" text:style-name="Index_20_Link" text:visited-style-name="Index_20_Link">Rôle :<text:tab/>4</text:a></text:p>
          <text:p text:style-name="P6"><text:a xlink:type="simple" xlink:href="#__RefHeading___Toc294_40675573802" text:style-name="Index_20_Link" text:visited-style-name="Index_20_Link">méthodes<text:tab/>4</text:a></text:p>
          <text:p text:style-name="P5"><text:a xlink:type="simple" xlink:href="#__RefHeading___Toc469_4067557380" text:style-name="Index_20_Link" text:visited-style-name="Index_20_Link">Utilisateurs<text:tab/>5</text:a></text:p>
          <text:p text:style-name="P6"><text:a xlink:type="simple" xlink:href="#__RefHeading___Toc290_40675573802" text:style-name="Index_20_Link" text:visited-style-name="Index_20_Link">chemin de base :<text:tab/>5</text:a></text:p>
          <text:p text:style-name="P6"><text:a xlink:type="simple" xlink:href="#__RefHeading___Toc292_40675573803" text:style-name="Index_20_Link" text:visited-style-name="Index_20_Link">Rôle :<text:tab/>5</text:a></text:p>
          <text:p text:style-name="P6"><text:a xlink:type="simple" xlink:href="#__RefHeading___Toc294_40675573803" text:style-name="Index_20_Link" text:visited-style-name="Index_20_Link">méthodes<text:tab/>5</text:a></text:p>
          <text:p text:style-name="P5"><text:a xlink:type="simple" xlink:href="#__RefHeading___Toc471_4067557380" text:style-name="Index_20_Link" text:visited-style-name="Index_20_Link">Authentification<text:tab/>6</text:a></text:p>
          <text:p text:style-name="P6"><text:a xlink:type="simple" xlink:href="#__RefHeading___Toc290_40675573803" text:style-name="Index_20_Link" text:visited-style-name="Index_20_Link">chemin de base :<text:tab/>6</text:a></text:p>
          <text:p text:style-name="P6"><text:a xlink:type="simple" xlink:href="#__RefHeading___Toc292_40675573804" text:style-name="Index_20_Link" text:visited-style-name="Index_20_Link">Rôle :<text:tab/>6</text:a></text:p>
          <text:p text:style-name="P6"><text:a xlink:type="simple" xlink:href="#__RefHeading___Toc294_40675573804" text:style-name="Index_20_Link" text:visited-style-name="Index_20_Link">méthodes<text:tab/>6</text:a></text:p>
          <text:p text:style-name="P5"><text:a xlink:type="simple" xlink:href="#__RefHeading___Toc473_4067557380" text:style-name="Index_20_Link" text:visited-style-name="Index_20_Link">Refresh authentification<text:tab/>6</text:a></text:p>
          <text:p text:style-name="P6"><text:a xlink:type="simple" xlink:href="#__RefHeading___Toc290_40675573804" text:style-name="Index_20_Link" text:visited-style-name="Index_20_Link">chemin de base :<text:tab/>6</text:a></text:p>
          <text:p text:style-name="P6"><text:a xlink:type="simple" xlink:href="#__RefHeading___Toc292_40675573805" text:style-name="Index_20_Link" text:visited-style-name="Index_20_Link">Rôle :<text:tab/>6</text:a></text:p>
          <text:p text:style-name="P6"><text:a xlink:type="simple" xlink:href="#__RefHeading___Toc294_40675573805" text:style-name="Index_20_Link" text:visited-style-name="Index_20_Link">méthodes<text:tab/>6</text:a></text:p>
          <text:p text:style-name="P5"><text:a xlink:type="simple" xlink:href="#__RefHeading___Toc568_4067557380" text:style-name="Index_20_Link" text:visited-style-name="Index_20_Link">Déconnexion<text:tab/>7</text:a></text:p>
          <text:p text:style-name="P6"><text:a xlink:type="simple" xlink:href="#__RefHeading___Toc290_406755738041" text:style-name="Index_20_Link" text:visited-style-name="Index_20_Link">chemin de base :<text:tab/>7</text:a></text:p>
          <text:p text:style-name="P6"><text:a xlink:type="simple" xlink:href="#__RefHeading___Toc292_406755738051" text:style-name="Index_20_Link" text:visited-style-name="Index_20_Link">Rôle :<text:tab/>7</text:a></text:p>
          <text:p text:style-name="P6"><text:a xlink:type="simple" xlink:href="#__RefHeading___Toc294_406755738051" text:style-name="Index_20_Link" text:visited-style-name="Index_20_Link">méthodes<text:tab/>7</text:a></text:p>
          <text:p text:style-name="P5"><text:a xlink:type="simple" xlink:href="#__RefHeading___Toc773_1154930185" text:style-name="Index_20_Link" text:visited-style-name="Index_20_Link">Period<text:tab/>8</text:a></text:p>
          <text:p text:style-name="P6"><text:a xlink:type="simple" xlink:href="#__RefHeading___Toc290_406755738011" text:style-name="Index_20_Link" text:visited-style-name="Index_20_Link">chemin de base :<text:tab/>8</text:a></text:p>
          <text:p text:style-name="P6"><text:a xlink:type="simple" xlink:href="#__RefHeading___Toc292_406755738021" text:style-name="Index_20_Link" text:visited-style-name="Index_20_Link">Rôle :<text:tab/>8</text:a></text:p>
          <text:p text:style-name="P6"><text:a xlink:type="simple" xlink:href="#__RefHeading___Toc294_406755738021" text:style-name="Index_20_Link" text:visited-style-name="Index_20_Link">méthodes<text:tab/>8</text:a></text:p>
          <text:p text:style-name="P5"><text:a xlink:type="simple" xlink:href="#__RefHeading___Toc775_1154930185" text:style-name="Index_20_Link" text:visited-style-name="Index_20_Link">Brand<text:tab/>9</text:a></text:p>
          <text:p text:style-name="P6"><text:a xlink:type="simple" xlink:href="#__RefHeading___Toc290_4067557380111" text:style-name="Index_20_Link" text:visited-style-name="Index_20_Link">chemin de base :<text:tab/>9</text:a></text:p>
          <text:p text:style-name="P6"><text:a xlink:type="simple" xlink:href="#__RefHeading___Toc292_4067557380211" text:style-name="Index_20_Link" text:visited-style-name="Index_20_Link">Rôle :<text:tab/>9</text:a></text:p>
          <text:p text:style-name="P6"><text:a xlink:type="simple" xlink:href="#__RefHeading___Toc294_4067557380211" text:style-name="Index_20_Link" text:visited-style-name="Index_20_Link">méthodes<text:tab/>9</text:a></text:p>
          <text:p text:style-name="P5"><text:a xlink:type="simple" xlink:href="#__RefHeading___Toc288_4067557380" text:style-name="Index_20_Link" text:visited-style-name="Index_20_Link">nom de la route<text:tab/>10</text:a></text:p>
          <text:p text:style-name="P6"><text:a xlink:type="simple" xlink:href="#__RefHeading___Toc290_4067557380" text:style-name="Index_20_Link" text:visited-style-name="Index_20_Link">chemin de base :<text:tab/>10</text:a></text:p>
          <text:p text:style-name="P6"><text:a xlink:type="simple" xlink:href="#__RefHeading___Toc292_4067557380" text:style-name="Index_20_Link" text:visited-style-name="Index_20_Link">Rôle :<text:tab/>10</text:a></text:p>
          <text:p text:style-name="P6"><text:a xlink:type="simple" xlink:href="#__RefHeading___Toc294_4067557380" text:style-name="Index_20_Link" text:visited-style-name="Index_20_Link">méthodes<text:tab/>10</text:a></text:p>
        </text:index-body>
      </text:table-of-content>
      <text:p text:style-name="P15"/>
      <text:h text:style-name="P77" text:outline-level="1"><text:bookmark-start text:name="__RefHeading___Toc250_4067557380"/>Révisions<text:bookmark-end text:name="__RefHeading___Toc250_4067557380"/></text:h>
      <table:table table:name="Tableau1" table:style-name="Tableau1">
        <table:table-column table:style-name="Tableau1.A" table:number-columns-repeated="3"/>
        <table:table-row table:style-name="TableLine2873117981760">
          <table:table-cell table:style-name="Tableau1.A1" office:value-type="string">
            <text:p text:style-name="P16">Version</text:p>
          </table:table-cell>
          <table:table-cell table:style-name="Tableau1.A1" office:value-type="string">
            <text:p text:style-name="P16">Date</text:p>
          </table:table-cell>
          <table:table-cell table:style-name="Tableau1.C1" office:value-type="string">
            <text:p text:style-name="P16">Auteur</text:p>
          </table:table-cell>
        </table:table-row>
        <table:table-row table:style-name="TableLine2873117982032">
          <table:table-cell table:style-name="Tableau1.A2" office:value-type="string">
            <text:p text:style-name="P17">1.0</text:p>
          </table:table-cell>
          <table:table-cell table:style-name="Tableau1.A2" office:value-type="string">
            <text:p text:style-name="P17">03/02/2023</text:p>
          </table:table-cell>
          <table:table-cell table:style-name="Tableau1.C2" office:value-type="string">
            <text:p text:style-name="P17">G. Crégut</text:p>
          </table:table-cell>
        </table:table-row>
        <table:table-row table:style-name="TableLine2873117978224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87311798992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87311798801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873117980128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87311798529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13"/>
      <text:h text:style-name="P76" text:outline-level="1"><text:bookmark-start text:name="__RefHeading___Toc284_4067557380"/>Description et fonctionnement<text:bookmark-end text:name="__RefHeading___Toc284_4067557380"/></text:h>
      <text:p text:style-name="P18">L’API fournie les informations et les méthodes nécessaires au fonctionnement du site Models Kit Database.</text:p>
      <text:p text:style-name="P18">L’accès à certaines informations sont libre de connexion, alors que d’autres sont soumises à authentification, voir à autorisation.</text:p>
      <text:p text:style-name="P19">L’authentification se base sur une double utilisation de tokens, un de courte vie et dynamique, l’autre permettant de rafraîchir le premier.</text:p>
      <text:h text:style-name="Heading_20_1" text:outline-level="1"><text:bookmark-start text:name="__RefHeading___Toc357_4067557380"/>Définitions<text:bookmark-end text:name="__RefHeading___Toc357_4067557380"/></text:h>
      <text:p text:style-name="P21">Toutes les routes définies ci dessous se réfèrent à l’URL de base de l’API, te que définie ci-dessous :</text:p>
      <text:p text:style-name="P21">http://url.du.serveur/api/</text:p>
      <text:p text:style-name="P26">Les méthodes marquées d’un astérisque (*) sont des routes protégées, uniquement accessibles à un utilisateur connecté.</text:p>
      <text:p text:style-name="P26">Les méthodes marquées d’un double astérisque (**) sont des méthodes soumises à autorisation suivant le niveau de l’utilisateur.</text:p>
      <text:p text:style-name="P20"/>
      <text:h text:style-name="P76" text:outline-level="1"><text:bookmark-start text:name="__RefHeading___Toc286_4067557380"/>Définitions des routes<text:bookmark-end text:name="__RefHeading___Toc286_4067557380"/></text:h>
      <text:h text:style-name="P79" text:outline-level="2"><text:bookmark-start text:name="__RefHeading___Toc376_4067557380"/>Country<text:bookmark-end text:name="__RefHeading___Toc376_4067557380"/></text:h>
      <text:h text:style-name="P87" text:outline-level="3"><text:bookmark-start text:name="__RefHeading___Toc290_40675573801"/>chemin de base : <text:bookmark-end text:name="__RefHeading___Toc290_40675573801"/></text:h>
      <text:p text:style-name="P8">country/</text:p>
      <text:h text:style-name="P87" text:outline-level="3"><text:bookmark-start text:name="__RefHeading___Toc292_40675573802"/>Rôle : <text:bookmark-end text:name="__RefHeading___Toc292_40675573802"/></text:h>
      <text:p text:style-name="P22">Permet la gestion et la récupération des pays dans la base de données</text:p>
      <text:h text:style-name="P87" text:outline-level="3"><text:bookmark-start text:name="__RefHeading___Toc294_40675573802"/>méthodes <text:bookmark-end text:name="__RefHeading___Toc294_40675573802"/></text:h>
      <text:p text:style-name="P31"><text:span text:style-name="T1">get</text:span> : </text:p>
      <text:p text:style-name="P63"><text:span text:style-name="T8">données en sortie</text:span> : <text:span text:style-name="T12">Tableau d’objets JSON représentant la liste des pays. 404 si aucun résultat, 500 en cas de défaut serveur</text:span></text:p>
      <text:p text:style-name="P36"><text:span text:style-name="T1">get id </text:span>:</text:p>
      <text:p text:style-name="P45"><text:span text:style-name="T8">données en entrée</text:span> : <text:span text:style-name="T12">id du pays dans l’URL de la requête</text:span></text:p>
      <text:p text:style-name="P64"><text:span text:style-name="T8">données en sortie</text:span> : <text:span text:style-name="T12">Objet JSON représentant la liste des pays. 404 si aucun résultat, 500 en cas de défaut serveur</text:span></text:p>
      <text:p text:style-name="P36"><text:span text:style-name="T1">post*</text:span> :</text:p>
      <text:p text:style-name="P45"><text:span text:style-name="T8">données en entrée</text:span> : <text:span text:style-name="T12">Objet JSON contenant name le nom du pays.</text:span></text:p>
      <text:p text:style-name="P40"><text:span text:style-name="T8">données en sortie</text:span> :<text:span text:style-name="T12">422 si les données ne sont pas valides, 500 en cas d’erreur serveur</text:span></text:p>
      <text:p text:style-name="P36"><text:span text:style-name="T1">put**</text:span> :</text:p>
      <text:p text:style-name="P64"><text:span text:style-name="T8">données en entrée</text:span> : <text:span text:style-name="T12">Objet JSON contenant name le nom du pays.</text:span></text:p>
      <text:p text:style-name="P70">Id du pays à modifier dans l’URL de la requête</text:p>
      <text:p text:style-name="P64"><text:span text:style-name="T8">données en sortie</text:span> : <text:span text:style-name="T12">422 si les données ne sont pas valides, 500 en cas d’erreur serveur.<text:line-break/></text:span><text:span text:style-name="T13">404 si le pays n’existe pas</text:span></text:p>
      <text:p text:style-name="P44">Objet JSON représentant le pays modifié. (id et name)</text:p>
      <text:p text:style-name="P36"><text:span text:style-name="T1">delete** </text:span>:</text:p>
      <text:p text:style-name="P45"><text:span text:style-name="T8">données en entrée</text:span> : <text:span text:style-name="T13">id du pays à supprimer dans l’URL de la requête.</text:span></text:p>
      <text:p text:style-name="P65"><text:span text:style-name="T8">données en sortie</text:span> : <text:span text:style-name="T12">422 si les données ne sont pas valides, 500 en cas d’erreur serveur.<text:line-break/></text:span><text:span text:style-name="T13">404 si le pays n’existe pas, 204 si la requête aboutit</text:span></text:p>
      <text:p text:style-name="P28"/>
      <text:h text:style-name="P81" text:outline-level="2"><text:bookmark-start text:name="__RefHeading___Toc469_4067557380"/>Utilisateurs<text:bookmark-end text:name="__RefHeading___Toc469_4067557380"/></text:h>
      <text:h text:style-name="P88" text:outline-level="3"><text:bookmark-start text:name="__RefHeading___Toc290_40675573802"/>chemin de base : <text:bookmark-end text:name="__RefHeading___Toc290_40675573802"/></text:h>
      <text:p text:style-name="P9">users/</text:p>
      <text:h text:style-name="P88" text:outline-level="3"><text:bookmark-start text:name="__RefHeading___Toc292_40675573803"/>Rôle : <text:bookmark-end text:name="__RefHeading___Toc292_40675573803"/></text:h>
      <text:p text:style-name="P26">Permet l’ajout, la suppression la modification et la lecture des utilisateurs.</text:p>
      <text:h text:style-name="P88" text:outline-level="3"><text:bookmark-start text:name="__RefHeading___Toc294_40675573803"/>méthodes <text:bookmark-end text:name="__RefHeading___Toc294_40675573803"/></text:h>
      <text:p text:style-name="P32"><text:span text:style-name="T1">get*</text:span> : </text:p>
      <text:p text:style-name="P60"><text:span text:style-name="T8">données en sortie</text:span> : <text:span text:style-name="T10">tableau d’objets JSON contenant les informations d’un utilisateur. 404 si aucun utilisateurs, et 500 en cas de défaut serveur</text:span></text:p>
      <text:p text:style-name="P37"><text:span text:style-name="T1">get id* </text:span>:</text:p>
      <text:p text:style-name="P60"><text:span text:style-name="T8">données en entrée</text:span> : <text:span text:style-name="T10">id de l’utilisateur à récupérer, dans l’URL de la requête.</text:span></text:p>
      <text:p text:style-name="P61"><text:span text:style-name="T8">données en sortie</text:span> :<text:span text:style-name="T10">objet JSON représentant les données d’un utilisateur. Si l’utilisateur n’existe pas erreur 404. En cas de défaut serveur code 500.</text:span></text:p>
      <text:p text:style-name="P37"><text:span text:style-name="T1">post</text:span> :</text:p>
      <text:p text:style-name="P56"><text:span text:style-name="T8">données en entrée</text:span> : <text:span text:style-name="T10">Objet JSON contenant :</text:span></text:p>
      <text:p text:style-name="P42">firstname,lastname,password,rank(optionnel),email, login</text:p>
      <text:p text:style-name="P50"><text:span text:style-name="T8">données en sortie</text:span> : <text:span text:style-name="T11">Si une des données est absente ou erronnée : 422</text:span></text:p>
      <text:p text:style-name="P53">Si l’utilisateur existe déjà (login ou email déjà présents) : 409.</text:p>
      <text:p text:style-name="P53">En cas de défaut serveur : 500</text:p>
      <text:p text:style-name="P43">si la requête aboutit, un objet JSON représentant l’utilisateur ajouté avec son ID.</text:p>
      <text:p text:style-name="P37"><text:span text:style-name="T1">put*</text:span> :</text:p>
      <text:p text:style-name="P57"><text:span text:style-name="T8">données en entrée</text:span> : <text:span text:style-name="T10">Objet JSON contenant :</text:span></text:p>
      <text:p text:style-name="P54">firstname, lastname, password, rank, email, login</text:p>
      <text:p text:style-name="P53">Ces valeurs sont optionnelles</text:p>
      <text:p text:style-name="P43">id de l’utilisateur dans l’URL.</text:p>
      <text:p text:style-name="P62"><text:span text:style-name="T8">données en sortie</text:span> :<text:span text:style-name="T11">Si une des données est absente ou erronée : 422. Si l’utilisateur n’existe pas erreur 404, en cas d’erreur serveur 500, et si l’opération réussie, 204.</text:span></text:p>
      <text:p text:style-name="P37"><text:span text:style-name="T1">delete* </text:span>:</text:p>
      <text:p text:style-name="P46"><text:span text:style-name="T8">données en entrée</text:span> :<text:span text:style-name="T11">id de l’utilisateur dans l’URL.</text:span></text:p>
      <text:p text:style-name="P60"><text:span text:style-name="T8">données en sortie</text:span> : <text:span text:style-name="T11">Si l’id n’est pas bonne 422, si l’utilisateur n’existe pas 404.<text:line-break/>En cas de défaut serveur 500. Si l’opération réussie, 204.</text:span></text:p>
      <text:p text:style-name="P66"/>
      <text:p text:style-name="P29"/>
      <text:h text:style-name="P82" text:outline-level="2"><text:bookmark-start text:name="__RefHeading___Toc471_4067557380"/><text:span text:style-name="T7">A</text:span>uthentification<text:bookmark-end text:name="__RefHeading___Toc471_4067557380"/></text:h>
      <text:h text:style-name="P89" text:outline-level="3"><text:bookmark-start text:name="__RefHeading___Toc290_40675573803"/>chemin de base : <text:bookmark-end text:name="__RefHeading___Toc290_40675573803"/></text:h>
      <text:p text:style-name="P10">auth/</text:p>
      <text:h text:style-name="P89" text:outline-level="3"><text:bookmark-start text:name="__RefHeading___Toc292_40675573804"/>Rôle : <text:bookmark-end text:name="__RefHeading___Toc292_40675573804"/></text:h>
      <text:p text:style-name="P23">Gère l’authentification d’un utilisateur auprès de l’API.</text:p>
      <text:h text:style-name="P89" text:outline-level="3"><text:bookmark-start text:name="__RefHeading___Toc294_40675573804"/>méthodes <text:bookmark-end text:name="__RefHeading___Toc294_40675573804"/></text:h>
      <text:p text:style-name="P33"><text:span text:style-name="T2">g</text:span><text:span text:style-name="T1">et,</text:span><text:span text:style-name="T2">put,delete</text:span> : </text:p>
      <text:p text:style-name="P47"><text:span text:style-name="T8">données en sortie</text:span> : <text:span text:style-name="T4">erreur 404</text:span></text:p>
      <text:p text:style-name="P38"><text:span text:style-name="T1">post</text:span> :</text:p>
      <text:p text:style-name="P48"><text:span text:style-name="T8">données en entrée</text:span> : <text:span text:style-name="T6">objet json avec username et password.</text:span></text:p>
      <text:p text:style-name="P58"><text:span text:style-name="T8">données en sortie</text:span> : <text:span text:style-name="T6">si les données en entrées ne sont pas bonnes, erreur 422. Si l’utilisateur n’existe pas, erreur 404. En cas de souci serveur : 500, si l’utilisateur à fourni de mauvaises informations, 401. En cas de succès, renvoie le token de refresh en cookie et le token d’accès en JSON</text:span></text:p>
      <text:h text:style-name="P80" text:outline-level="2"><text:bookmark-start text:name="__RefHeading___Toc473_4067557380"/>Refresh authentification<text:bookmark-end text:name="__RefHeading___Toc473_4067557380"/></text:h>
      <text:h text:style-name="P89" text:outline-level="3"><text:bookmark-start text:name="__RefHeading___Toc290_40675573804"/>chemin de base : <text:bookmark-end text:name="__RefHeading___Toc290_40675573804"/></text:h>
      <text:p text:style-name="P11">refresh/</text:p>
      <text:h text:style-name="P89" text:outline-level="3"><text:bookmark-start text:name="__RefHeading___Toc292_40675573805"/>Rôle : <text:bookmark-end text:name="__RefHeading___Toc292_40675573805"/></text:h>
      <text:p text:style-name="P24">Permet, grâce au token stocké dans le cookie de recréer un token d’accès</text:p>
      <text:h text:style-name="P89" text:outline-level="3"><text:bookmark-start text:name="__RefHeading___Toc294_40675573805"/>méthodes <text:bookmark-end text:name="__RefHeading___Toc294_40675573805"/></text:h>
      <text:p text:style-name="P33"><text:span text:style-name="T3">post</text:span><text:span text:style-name="T1"> </text:span> <text:span text:style-name="T3">put, delete</text:span>: </text:p>
      <text:p text:style-name="P47"><text:span text:style-name="T8">données en sortie</text:span> : <text:span text:style-name="T5">erreur 404</text:span></text:p>
      <text:p text:style-name="P38"><text:span text:style-name="T3">get</text:span> :</text:p>
      <text:p text:style-name="P47"><text:span text:style-name="T8">données en entrée</text:span> : <text:span text:style-name="T5">cookie stocké de refresh</text:span></text:p>
      <text:p text:style-name="P51"><text:span text:style-name="T8">données en sortie</text:span> : <text:span text:style-name="T5">json contenant le nouveau token d’authentification</text:span></text:p>
      <text:p text:style-name="P55">Si le cookie est absent : erreur 401. Si il y a un problème avec le token en cookie:403.</text:p>
      <text:p text:style-name="P55">Erreur serveur : 500</text:p>
      <text:p text:style-name="P41"/>
      <text:p text:style-name="P41"/>
      <text:h text:style-name="P83" text:outline-level="2"><text:bookmark-start text:name="__RefHeading___Toc568_4067557380"/>Déconnexion<text:bookmark-end text:name="__RefHeading___Toc568_4067557380"/></text:h>
      <text:h text:style-name="P90" text:outline-level="3"><text:bookmark-start text:name="__RefHeading___Toc290_406755738041"/>chemin de base : <text:bookmark-end text:name="__RefHeading___Toc290_406755738041"/></text:h>
      <text:p text:style-name="P12"><text:span text:style-name="T14">logout</text:span>/</text:p>
      <text:h text:style-name="P90" text:outline-level="3"><text:bookmark-start text:name="__RefHeading___Toc292_406755738051"/>Rôle : <text:bookmark-end text:name="__RefHeading___Toc292_406755738051"/></text:h>
      <text:p text:style-name="P25">Permet, grâce au token stocké dans le cookie de recréer un token d’accès</text:p>
      <text:h text:style-name="P90" text:outline-level="3"><text:bookmark-start text:name="__RefHeading___Toc294_406755738051"/>méthodes <text:bookmark-end text:name="__RefHeading___Toc294_406755738051"/></text:h>
      <text:p text:style-name="P34"><text:span text:style-name="T3">post</text:span><text:span text:style-name="T1"> </text:span> <text:span text:style-name="T3">put, delete</text:span>: </text:p>
      <text:p text:style-name="P49"><text:span text:style-name="T8">données en sortie</text:span> : <text:span text:style-name="T5">erreur 404</text:span></text:p>
      <text:p text:style-name="P39"><text:span text:style-name="T3">get</text:span> :</text:p>
      <text:p text:style-name="P49"><text:span text:style-name="T8">données en entrée</text:span> : <text:span text:style-name="T5">cookie stocké de refresh</text:span></text:p>
      <text:p text:style-name="P52"><text:span text:style-name="T8">données en sortie</text:span> : <text:span text:style-name="T5">Si le token en cookie </text:span><text:span text:style-name="T14">n’est pas trouvé dans le système </text:span><text:span text:style-name="T5">:40</text:span><text:span text:style-name="T14">4</text:span><text:span text:style-name="T5">.</text:span></text:p>
      <text:p text:style-name="P93">Erreur serveur : 500. <text:span text:style-name="T14">Si la requête aboutit, 204.</text:span></text:p>
      <text:p text:style-name="P93"/>
      <text:h text:style-name="P84" text:outline-level="2"><text:bookmark-start text:name="__RefHeading___Toc773_1154930185"/>Period<text:bookmark-end text:name="__RefHeading___Toc773_1154930185"/></text:h>
      <text:h text:style-name="P91" text:outline-level="3"><text:bookmark-start text:name="__RefHeading___Toc290_406755738011"/>chemin de base : <text:bookmark-end text:name="__RefHeading___Toc290_406755738011"/></text:h>
      <text:p text:style-name="P111"><text:span text:style-name="T15">period</text:span>/</text:p>
      <text:h text:style-name="P91" text:outline-level="3"><text:bookmark-start text:name="__RefHeading___Toc292_406755738021"/>Rôle : <text:bookmark-end text:name="__RefHeading___Toc292_406755738021"/></text:h>
      <text:p text:style-name="P102">Permet la gestion et la récupération des <text:span text:style-name="T15">périodes</text:span> dans la base de données</text:p>
      <text:h text:style-name="P91" text:outline-level="3"><text:bookmark-start text:name="__RefHeading___Toc294_406755738021"/>méthodes <text:bookmark-end text:name="__RefHeading___Toc294_406755738021"/></text:h>
      <text:p text:style-name="P112"><text:span text:style-name="T1">get</text:span> : </text:p>
      <text:p text:style-name="P103"><text:span text:style-name="T8">données en sortie</text:span> : <text:span text:style-name="T12">Tableau d’objets JSON représentant la liste des p</text:span><text:span text:style-name="T15">ériodes</text:span><text:span text:style-name="T12">. 404 si aucun résultat, 500 en cas de défaut serveur</text:span></text:p>
      <text:p text:style-name="P113"><text:span text:style-name="T1">get id </text:span>:</text:p>
      <text:p text:style-name="P94"><text:span text:style-name="T8">données en entrée</text:span> : <text:span text:style-name="T12">id du pays dans l’URL de la requête</text:span></text:p>
      <text:p text:style-name="P103"><text:span text:style-name="T8">données en sortie</text:span> : <text:span text:style-name="T12">Objet JSON représentant la liste des p</text:span><text:span text:style-name="T15">ériodes</text:span><text:span text:style-name="T12">. 404 si aucun résultat, 500 en cas de défaut serveur</text:span></text:p>
      <text:p text:style-name="P113"><text:span text:style-name="T1">post*</text:span> :</text:p>
      <text:p text:style-name="P94"><text:span text:style-name="T8">données en entrée</text:span> : <text:span text:style-name="T12">Objet JSON contenant name le nom d</text:span><text:span text:style-name="T15">e la période</text:span><text:span text:style-name="T12">.</text:span></text:p>
      <text:p text:style-name="P95"><text:span text:style-name="T8">données en sortie</text:span> :<text:span text:style-name="T12">422 si les données ne sont pas valides, 500 en cas d’erreur serveur</text:span></text:p>
      <text:p text:style-name="P113"><text:span text:style-name="T1">put**</text:span> :</text:p>
      <text:p text:style-name="P103"><text:span text:style-name="T8">données en entrée</text:span> : <text:span text:style-name="T12">Objet JSON contenant name le nom d</text:span><text:span text:style-name="T15">e la période</text:span><text:span text:style-name="T12">.</text:span></text:p>
      <text:p text:style-name="P105">Id du pays à modifier dans l’URL de la requête</text:p>
      <text:p text:style-name="P103"><text:span text:style-name="T8">données en sortie</text:span> : <text:span text:style-name="T12">422 si les données ne sont pas valides, 500 en cas d’erreur serveur.<text:line-break/></text:span><text:span text:style-name="T13">404 si le pays n’existe pas</text:span></text:p>
      <text:p text:style-name="P96">Objet JSON représentant le pays modifié. (id et name)</text:p>
      <text:p text:style-name="P113"><text:span text:style-name="T1">delete** </text:span>:</text:p>
      <text:p text:style-name="P94"><text:span text:style-name="T8">données en entrée</text:span> : <text:span text:style-name="T13">id </text:span><text:span text:style-name="T12">d</text:span><text:span text:style-name="T15">e la période</text:span><text:span text:style-name="T13"> à supprimer dans l’URL de la requête.</text:span></text:p>
      <text:p text:style-name="P104"><text:span text:style-name="T8">données en sortie</text:span> : <text:span text:style-name="T12">422 si les données ne sont pas valides, 500 en cas d’erreur serveur.<text:line-break/></text:span><text:span text:style-name="T13">404 si le pays n’existe pas, 204 si la requête aboutit</text:span></text:p>
      <text:h text:style-name="P84" text:outline-level="2"><text:bookmark-start text:name="__RefHeading___Toc775_1154930185"/>Brand<text:bookmark-end text:name="__RefHeading___Toc775_1154930185"/></text:h>
      <text:h text:style-name="P91" text:outline-level="3"><text:bookmark-start text:name="__RefHeading___Toc290_4067557380111"/>chemin de base : <text:bookmark-end text:name="__RefHeading___Toc290_4067557380111"/></text:h>
      <text:p text:style-name="P111"><text:span text:style-name="T15">brand</text:span>/</text:p>
      <text:h text:style-name="P91" text:outline-level="3"><text:bookmark-start text:name="__RefHeading___Toc292_4067557380211"/>Rôle : <text:bookmark-end text:name="__RefHeading___Toc292_4067557380211"/></text:h>
      <text:p text:style-name="P102">Permet la gestion et la récupération des <text:span text:style-name="T15">marques</text:span> dans la base de données</text:p>
      <text:h text:style-name="P91" text:outline-level="3"><text:bookmark-start text:name="__RefHeading___Toc294_4067557380211"/>méthodes <text:bookmark-end text:name="__RefHeading___Toc294_4067557380211"/></text:h>
      <text:p text:style-name="P112"><text:span text:style-name="T1">get</text:span> : </text:p>
      <text:p text:style-name="P103"><text:span text:style-name="T8">données en sortie</text:span> : <text:span text:style-name="T12">Tableau d’objets JSON représentant la liste des </text:span><text:span text:style-name="T15">marques</text:span><text:span text:style-name="T12">. 404 si aucun résultat, 500 en cas de défaut serveur</text:span></text:p>
      <text:p text:style-name="P113"><text:span text:style-name="T1">get id </text:span>:</text:p>
      <text:p text:style-name="P94"><text:span text:style-name="T8">données en entrée</text:span> : <text:span text:style-name="T12">id du pays dans l’URL de la requête</text:span></text:p>
      <text:p text:style-name="P103"><text:span text:style-name="T8">données en sortie</text:span> : <text:span text:style-name="T12">Objet JSON représentant la liste des </text:span><text:span text:style-name="T15">marques</text:span><text:span text:style-name="T12">. 404 si aucun résultat, 500 en cas de défaut serveur</text:span></text:p>
      <text:p text:style-name="P113"><text:span text:style-name="T1">post*</text:span> :</text:p>
      <text:p text:style-name="P100"><text:span text:style-name="T8">données en entrée</text:span> : <text:span text:style-name="T12">Objet JSON contenant name le nom d</text:span><text:span text:style-name="T15">e lamarque</text:span><text:span text:style-name="T12">.</text:span></text:p>
      <text:p text:style-name="P95"><text:span text:style-name="T8">données en sortie</text:span> :<text:span text:style-name="T12">422 si les données ne sont pas valides, 500 en cas d’erreur serveur</text:span></text:p>
      <text:p text:style-name="P113"><text:span text:style-name="T1">put**</text:span> :</text:p>
      <text:p text:style-name="P110"><text:span text:style-name="T8">données en entrée</text:span> : <text:span text:style-name="T12">Objet JSON contenant name le nom d</text:span><text:span text:style-name="T15">e la marque</text:span><text:span text:style-name="T12">.</text:span></text:p>
      <text:p text:style-name="P105">Id du pays à modifier dans l’URL de la requête</text:p>
      <text:p text:style-name="P103"><text:span text:style-name="T8">données en sortie</text:span> : <text:span text:style-name="T12">422 si les données ne sont pas valides, 500 en cas d’erreur serveur.<text:line-break/></text:span><text:span text:style-name="T13">404 si le pays n’existe pas</text:span></text:p>
      <text:p text:style-name="P96">Objet JSON représentant le pays modifié. (id et name)</text:p>
      <text:p text:style-name="P113"><text:span text:style-name="T1">delete** </text:span>:</text:p>
      <text:p text:style-name="P100"><text:span text:style-name="T8">données en entrée</text:span> : <text:span text:style-name="T13">id </text:span><text:span text:style-name="T12">d</text:span><text:span text:style-name="T15">e la marque</text:span><text:span text:style-name="T13"> à supprimer dans l’URL de la requête.</text:span></text:p>
      <text:p text:style-name="P104"><text:span text:style-name="T8">données en sortie</text:span> : <text:span text:style-name="T12">422 si les données ne sont pas valides, 500 en cas d’erreur serveur.<text:line-break/></text:span><text:span text:style-name="T13">404 si le pays n’existe pas, 204 si la requête aboutit</text:span></text:p>
      <text:p text:style-name="P115">template définition routes :</text:p>
      <text:h text:style-name="P78" text:outline-level="2"><text:bookmark-start text:name="__RefHeading___Toc288_4067557380"/>nom de la route<text:bookmark-end text:name="__RefHeading___Toc288_4067557380"/></text:h>
      <text:h text:style-name="P86" text:outline-level="3"><text:bookmark-start text:name="__RefHeading___Toc290_4067557380"/>chemin de base : <text:bookmark-end text:name="__RefHeading___Toc290_4067557380"/></text:h>
      <text:p text:style-name="P7"/>
      <text:h text:style-name="P86" text:outline-level="3"><text:bookmark-start text:name="__RefHeading___Toc292_4067557380"/>Rôle : <text:bookmark-end text:name="__RefHeading___Toc292_4067557380"/></text:h>
      <text:p text:style-name="Text_20_body"/>
      <text:h text:style-name="P86" text:outline-level="3"><text:bookmark-start text:name="__RefHeading___Toc294_4067557380"/>méthodes <text:bookmark-end text:name="__RefHeading___Toc294_4067557380"/></text:h>
      <text:p text:style-name="P30"><text:span text:style-name="T1">get</text:span> : </text:p>
      <text:p text:style-name="P59"><text:span text:style-name="T8">données en sortie</text:span> :</text:p>
      <text:p text:style-name="P35"><text:span text:style-name="T1">get id </text:span>:</text:p>
      <text:p text:style-name="P59"><text:span text:style-name="T8">données en entrée</text:span> :</text:p>
      <text:p text:style-name="P68">données en sortie<text:span text:style-name="T9"> :</text:span></text:p>
      <text:p text:style-name="P35"><text:span text:style-name="T1">post</text:span> :</text:p>
      <text:p text:style-name="P59"><text:span text:style-name="T8">données en entrée </text:span>:</text:p>
      <text:p text:style-name="P69"><text:span text:style-name="T8">données en sortie</text:span> :</text:p>
      <text:p text:style-name="P35"><text:span text:style-name="T1">put</text:span> :</text:p>
      <text:p text:style-name="P67">données en entrée<text:span text:style-name="T9"> :</text:span></text:p>
      <text:p text:style-name="P69"><text:span text:style-name="T8">données en sortie</text:span> :</text:p>
      <text:p text:style-name="P35"><text:span text:style-name="T1">delete </text:span>:</text:p>
      <text:p text:style-name="P59"><text:span text:style-name="T8">données en entrée </text:span>:</text:p>
      <text:p text:style-name="P69"><text:span text:style-name="T8">données en sortie</text:span> :</text:p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4b49" officeooo:paragraph-rsid="000d4b49"/>
    </style:style>
    <style:style style:name="MP2" style:family="paragraph" style:parent-style-name="Footer">
      <style:text-properties officeooo:rsid="000d4b49" officeooo:paragraph-rsid="000d4b49"/>
    </style:style>
    <style:style style:name="MP3" style:family="paragraph" style:parent-style-name="Footer">
      <style:paragraph-properties fo:text-align="end" style:justify-single-word="false"/>
      <style:text-properties officeooo:rsid="000d4b49" officeooo:paragraph-rsid="000d4b4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157cm" svg:y="24.67cm" svg:width="2.117cm" svg:height="0.503cm" draw:z-index="9"><draw:image xlink:href="Pictures/1000020000000050000000138B29FA6D9DF182CA.gif" xlink:type="simple" xlink:show="embed" xlink:actuate="onLoad" draw:mime-type="image/gif"/></draw:frame>Models Kit Database API</text:p>
      </style:header>
      <style:footer>
        <text:section text:style-name="MSect1" text:name="Section1">
          <text:p text:style-name="MP2"/>
          <text:p text:style-name="MP3"><text:page-number text:select-page="current">10</text:page-number>/<text:page-count>12</text:page-count></text:p>
        </text:section>
        <text:p text:style-name="MP2">Copyright 2023 Editiel 98, tous droits réservés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3T12:01:05.049000000</meta:creation-date>
    <dc:date>2023-02-10T23:51:39.344000000</dc:date>
    <meta:editing-duration>PT3H44M34S</meta:editing-duration>
    <meta:editing-cycles>23</meta:editing-cycles>
    <meta:generator>LibreOffice/7.1.4.2$Windows_X86_64 LibreOffice_project/a529a4fab45b75fefc5b6226684193eb000654f6</meta:generator>
    <meta:document-statistic meta:table-count="1" meta:image-count="1" meta:object-count="0" meta:page-count="12" meta:paragraph-count="206" meta:word-count="1419" meta:character-count="7721" meta:non-whitespace-character-count="6474"/>
  </office:meta>
</office:document-meta>
</file>